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yla Shaver</text:p>
      <text:p text:style-name="Standard">Test Cases</text:p>
      <text:p text:style-name="Standard">Project 2</text:p>
      <text:p text:style-name="Standard"/>
      <text:p text:style-name="Standard"/>
      <text:p text:style-name="Standard"/>
      <text:p text:style-name="Standard">crshaver@hrn53010:~/CS110$ python proj2.py -v</text:p>
      <text:p text:style-name="Standard">Trying:</text:p>
      <text:p text:style-name="Standard"><text:s text:c="4"/>insert('', 'world!', 0)</text:p>
      <text:p text:style-name="Standard">Expecting:</text:p>
      <text:p text:style-name="Standard"><text:s text:c="4"/>'world!'</text:p>
      <text:p text:style-name="Standard">ok</text:p>
      <text:p text:style-name="Standard">Trying:</text:p>
      <text:p text:style-name="Standard"><text:s text:c="4"/>insert('world!', 'hello ', 0)</text:p>
      <text:p text:style-name="Standard">Expecting:</text:p>
      <text:p text:style-name="Standard"><text:s text:c="4"/>'hello world!'</text:p>
      <text:p text:style-name="Standard">ok</text:p>
      <text:p text:style-name="Standard">Trying:</text:p>
      <text:p text:style-name="Standard"><text:s text:c="4"/>insert('jack and', ' jill', 9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insert('jill', 'jack', 1)</text:p>
      <text:p text:style-name="Standard">Expecting:</text:p>
      <text:p text:style-name="Standard"><text:s text:c="4"/>'jjackill'</text:p>
      <text:p text:style-name="Standard">ok</text:p>
      <text:p text:style-name="Standard">Trying:</text:p>
      <text:p text:style-name="Standard"><text:s text:c="4"/>insert('jack', 'jill', 2)</text:p>
      <text:p text:style-name="Standard">Expecting:</text:p>
      <text:p text:style-name="Standard"><text:s text:c="4"/>'jajillck'</text:p>
      <text:p text:style-name="Standard">ok</text:p>
      <text:p text:style-name="Standard">Trying:</text:p>
      <text:p text:style-name="Standard"><text:s text:c="4"/>insert('jack', 'jill', -1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int2str(-1000092)</text:p>
      <text:p text:style-name="Standard">Expecting:</text:p>
      <text:p text:style-name="Standard"><text:s text:c="4"/>'-1000092'</text:p>
      <text:p text:style-name="Standard">ok</text:p>
      <text:p text:style-name="Standard">Trying:</text:p>
      <text:p text:style-name="Standard"><text:s text:c="4"/>int2str(-100)</text:p>
      <text:p text:style-name="Standard">Expecting:</text:p>
      <text:p text:style-name="Standard"><text:s text:c="4"/>'-100'</text:p>
      <text:p text:style-name="Standard">ok</text:p>
      <text:p text:style-name="Standard">Trying:</text:p>
      <text:p text:style-name="Standard"><text:s text:c="4"/>int2str(10)</text:p>
      <text:p text:style-name="Standard">Expecting:</text:p>
      <text:p text:style-name="Standard"><text:s text:c="4"/>'10'</text:p>
      <text:p text:style-name="Standard">ok</text:p>
      <text:p text:style-name="Standard"><text:soft-page-break/>Trying:</text:p>
      <text:p text:style-name="Standard"><text:s text:c="4"/>int2str(47)</text:p>
      <text:p text:style-name="Standard">Expecting:</text:p>
      <text:p text:style-name="Standard"><text:s text:c="4"/>'47'</text:p>
      <text:p text:style-name="Standard">ok</text:p>
      <text:p text:style-name="Standard">Trying:</text:p>
      <text:p text:style-name="Standard"><text:s text:c="4"/>int2str(7564)</text:p>
      <text:p text:style-name="Standard">Expecting:</text:p>
      <text:p text:style-name="Standard"><text:s text:c="4"/>'7564'</text:p>
      <text:p text:style-name="Standard">ok</text:p>
      <text:p text:style-name="Standard">Trying:</text:p>
      <text:p text:style-name="Standard"><text:s text:c="4"/>int2str(0)</text:p>
      <text:p text:style-name="Standard">Expecting:</text:p>
      <text:p text:style-name="Standard"><text:s text:c="4"/>'0'</text:p>
      <text:p text:style-name="Standard">ok</text:p>
      <text:p text:style-name="Standard">Trying:</text:p>
      <text:p text:style-name="Standard"><text:s text:c="4"/>int2str(-1)</text:p>
      <text:p text:style-name="Standard">Expecting:</text:p>
      <text:p text:style-name="Standard"><text:s text:c="4"/>'-1'</text:p>
      <text:p text:style-name="Standard">ok</text:p>
      <text:p text:style-name="Standard">Trying:</text:p>
      <text:p text:style-name="Standard"><text:s text:c="4"/>lastOccur('hello', 'h')</text:p>
      <text:p text:style-name="Standard">Expecting:</text:p>
      <text:p text:style-name="Standard"><text:s text:c="4"/>0</text:p>
      <text:p text:style-name="Standard">ok</text:p>
      <text:p text:style-name="Standard">Trying:</text:p>
      <text:p text:style-name="Standard"><text:s text:c="4"/>lastOccur('mississippi', 'i')</text:p>
      <text:p text:style-name="Standard">Expecting:</text:p>
      <text:p text:style-name="Standard"><text:s text:c="4"/>10</text:p>
      <text:p text:style-name="Standard">ok</text:p>
      <text:p text:style-name="Standard">Trying:</text:p>
      <text:p text:style-name="Standard"><text:s text:c="4"/>lastOccur('banana', 'n')</text:p>
      <text:p text:style-name="Standard">Expecting:</text:p>
      <text:p text:style-name="Standard"><text:s text:c="4"/>4</text:p>
      <text:p text:style-name="Standard">ok</text:p>
      <text:p text:style-name="Standard">Trying:</text:p>
      <text:p text:style-name="Standard"><text:s text:c="4"/>lastOccur('erudite', 'z')</text:p>
      <text:p text:style-name="Standard">Expecting:</text:p>
      <text:p text:style-name="Standard"><text:s text:c="4"/>-1</text:p>
      <text:p text:style-name="Standard">ok</text:p>
      <text:p text:style-name="Standard">Trying:</text:p>
      <text:p text:style-name="Standard"><text:s text:c="4"/>lastOccur('puppy', 'u')</text:p>
      <text:p text:style-name="Standard">Expecting:</text:p>
      <text:p text:style-name="Standard"><text:s text:c="4"/>1</text:p>
      <text:p text:style-name="Standard">ok</text:p>
      <text:p text:style-name="Standard">Trying:</text:p>
      <text:p text:style-name="Standard"><text:s text:c="4"/>lastOccurMostFreqChar('')</text:p>
      <text:p text:style-name="Standard">Expecting:</text:p>
      <text:p text:style-name="Standard"><text:s text:c="4"/>-1</text:p>
      <text:p text:style-name="Standard">ok</text:p>
      <text:p text:style-name="Standard">Trying:</text:p>
      <text:p text:style-name="Standard"><text:s text:c="4"/>lastOccurMostFreqChar('hello')</text:p>
      <text:p text:style-name="Standard"><text:soft-page-break/>Expecting:</text:p>
      <text:p text:style-name="Standard"><text:s text:c="4"/>3</text:p>
      <text:p text:style-name="Standard">ok</text:p>
      <text:p text:style-name="Standard">Trying:</text:p>
      <text:p text:style-name="Standard"><text:s text:c="4"/>lastOccurMostFreqChar('banana')</text:p>
      <text:p text:style-name="Standard">Expecting:</text:p>
      <text:p text:style-name="Standard"><text:s text:c="4"/>5</text:p>
      <text:p text:style-name="Standard">ok</text:p>
      <text:p text:style-name="Standard">Trying:</text:p>
      <text:p text:style-name="Standard"><text:s text:c="4"/>lastOccurMostFreqChar('erudite')</text:p>
      <text:p text:style-name="Standard">Expecting:</text:p>
      <text:p text:style-name="Standard"><text:s text:c="4"/>6</text:p>
      <text:p text:style-name="Standard">ok</text:p>
      <text:p text:style-name="Standard">Trying:</text:p>
      <text:p text:style-name="Standard"><text:s text:c="4"/>lastOccurMostFreqChar('puppy')</text:p>
      <text:p text:style-name="Standard">Expecting:</text:p>
      <text:p text:style-name="Standard"><text:s text:c="4"/>3</text:p>
      <text:p text:style-name="Standard">ok</text:p>
      <text:p text:style-name="Standard">Trying:</text:p>
      <text:p text:style-name="Standard"><text:s text:c="4"/>list2string (['h', 'e', 'l', 'l', 'o'])</text:p>
      <text:p text:style-name="Standard">Expecting:</text:p>
      <text:p text:style-name="Standard"><text:s text:c="4"/>'hello'</text:p>
      <text:p text:style-name="Standard">ok</text:p>
      <text:p text:style-name="Standard">Trying:</text:p>
      <text:p text:style-name="Standard"><text:s text:c="4"/>list2string (['b', 'y', 'e'])</text:p>
      <text:p text:style-name="Standard">Expecting:</text:p>
      <text:p text:style-name="Standard"><text:s text:c="4"/>'bye'</text:p>
      <text:p text:style-name="Standard">ok</text:p>
      <text:p text:style-name="Standard">Trying:</text:p>
      <text:p text:style-name="Standard"><text:s text:c="4"/>list2string (['p', 'u', 'p', 'p', 'y'])</text:p>
      <text:p text:style-name="Standard">Expecting:</text:p>
      <text:p text:style-name="Standard"><text:s text:c="4"/>'puppy'</text:p>
      <text:p text:style-name="Standard">ok</text:p>
      <text:p text:style-name="Standard">Trying:</text:p>
      <text:p text:style-name="Standard"><text:s text:c="4"/>list2string (['c', 'a', 't'])</text:p>
      <text:p text:style-name="Standard">Expecting:</text:p>
      <text:p text:style-name="Standard"><text:s text:c="4"/>'cat'</text:p>
      <text:p text:style-name="Standard">ok</text:p>
      <text:p text:style-name="Standard">Trying:</text:p>
      <text:p text:style-name="Standard"><text:s text:c="4"/>list2string (['', '']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numOccur('mississippi', 'i')</text:p>
      <text:p text:style-name="Standard">Expecting:</text:p>
      <text:p text:style-name="Standard"><text:s text:c="4"/>4</text:p>
      <text:p text:style-name="Standard">ok</text:p>
      <text:p text:style-name="Standard">Trying:</text:p>
      <text:p text:style-name="Standard"><text:s text:c="4"/>numOccur('puppy', 'p')</text:p>
      <text:p text:style-name="Standard">Expecting:</text:p>
      <text:p text:style-name="Standard"><text:s text:c="4"/>3</text:p>
      <text:p text:style-name="Standard"><text:soft-page-break/>ok</text:p>
      <text:p text:style-name="Standard">Trying:</text:p>
      <text:p text:style-name="Standard"><text:s text:c="4"/>numOccur('shoes', 's')</text:p>
      <text:p text:style-name="Standard">Expecting:</text:p>
      <text:p text:style-name="Standard"><text:s text:c="4"/>2</text:p>
      <text:p text:style-name="Standard">ok</text:p>
      <text:p text:style-name="Standard">Trying:</text:p>
      <text:p text:style-name="Standard"><text:s text:c="4"/>numOccur('banana', 'b')</text:p>
      <text:p text:style-name="Standard">Expecting:</text:p>
      <text:p text:style-name="Standard"><text:s text:c="4"/>1</text:p>
      <text:p text:style-name="Standard">ok</text:p>
      <text:p text:style-name="Standard">Trying:</text:p>
      <text:p text:style-name="Standard"><text:s text:c="4"/>numOccur('silly', 'z')</text:p>
      <text:p text:style-name="Standard">Expecting:</text:p>
      <text:p text:style-name="Standard"><text:s text:c="4"/>0</text:p>
      <text:p text:style-name="Standard">ok</text:p>
      <text:p text:style-name="Standard">Trying:</text:p>
      <text:p text:style-name="Standard"><text:s text:c="4"/>repeatStr('hello', 0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repeatStr('cat', 2)</text:p>
      <text:p text:style-name="Standard">Expecting:</text:p>
      <text:p text:style-name="Standard"><text:s text:c="4"/>'catcat'</text:p>
      <text:p text:style-name="Standard">ok</text:p>
      <text:p text:style-name="Standard">Trying:</text:p>
      <text:p text:style-name="Standard"><text:s text:c="4"/>repeatStr('bye', 5)</text:p>
      <text:p text:style-name="Standard">Expecting:</text:p>
      <text:p text:style-name="Standard"><text:s text:c="4"/>'byebyebyebyebye'</text:p>
      <text:p text:style-name="Standard">ok</text:p>
      <text:p text:style-name="Standard">Trying:</text:p>
      <text:p text:style-name="Standard"><text:s text:c="4"/>repeatStr(' ', 1)</text:p>
      <text:p text:style-name="Standard">Expecting:</text:p>
      <text:p text:style-name="Standard"><text:s text:c="4"/>' '</text:p>
      <text:p text:style-name="Standard">ok</text:p>
      <text:p text:style-name="Standard">Trying:</text:p>
      <text:p text:style-name="Standard"><text:s text:c="4"/>repeatStr('bobby', 1)</text:p>
      <text:p text:style-name="Standard">Expecting:</text:p>
      <text:p text:style-name="Standard"><text:s text:c="4"/>'bobby'</text:p>
      <text:p text:style-name="Standard">ok</text:p>
      <text:p text:style-name="Standard">Trying:</text:p>
      <text:p text:style-name="Standard"><text:s text:c="4"/>repeatStr('hi', 0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replace('hello,', 5, 'o')</text:p>
      <text:p text:style-name="Standard">Expecting:</text:p>
      <text:p text:style-name="Standard"><text:s text:c="4"/>'helloo'</text:p>
      <text:p text:style-name="Standard">ok</text:p>
      <text:p text:style-name="Standard">Trying:</text:p>
      <text:p text:style-name="Standard"><text:soft-page-break/><text:s text:c="4"/>replace('hello', 3, 'o')</text:p>
      <text:p text:style-name="Standard">Expecting:</text:p>
      <text:p text:style-name="Standard"><text:s text:c="4"/>'heloo'</text:p>
      <text:p text:style-name="Standard">ok</text:p>
      <text:p text:style-name="Standard">Trying:</text:p>
      <text:p text:style-name="Standard"><text:s text:c="4"/>replace('goodbye', 5, 'd')</text:p>
      <text:p text:style-name="Standard">Expecting:</text:p>
      <text:p text:style-name="Standard"><text:s text:c="4"/>'goodbde'</text:p>
      <text:p text:style-name="Standard">ok</text:p>
      <text:p text:style-name="Standard">Trying:</text:p>
      <text:p text:style-name="Standard"><text:s text:c="4"/>replace('cat', 0, 'm')</text:p>
      <text:p text:style-name="Standard">Expecting:</text:p>
      <text:p text:style-name="Standard"><text:s text:c="4"/>'mat'</text:p>
      <text:p text:style-name="Standard">ok</text:p>
      <text:p text:style-name="Standard">Trying:</text:p>
      <text:p text:style-name="Standard"><text:s text:c="4"/>replace('made', 1, ' ')</text:p>
      <text:p text:style-name="Standard">Expecting:</text:p>
      <text:p text:style-name="Standard"><text:s text:c="4"/>'m de'</text:p>
      <text:p text:style-name="Standard">ok</text:p>
      <text:p text:style-name="Standard">Trying:</text:p>
      <text:p text:style-name="Standard"><text:s text:c="4"/>replace('made', -1, 'a'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replace('made', 5, 'a'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sortStr('helloeoruuivdworlkd sidoaepkmkjfla')</text:p>
      <text:p text:style-name="Standard">Expecting:</text:p>
      <text:p text:style-name="Standard"><text:s text:c="4"/>' aadddeeefhiijkkkllllmooooprrsuuvw'</text:p>
      <text:p text:style-name="Standard">ok</text:p>
      <text:p text:style-name="Standard">Trying:</text:p>
      <text:p text:style-name="Standard"><text:s text:c="4"/>sortStr('helloworld')</text:p>
      <text:p text:style-name="Standard">Expecting:</text:p>
      <text:p text:style-name="Standard"><text:s text:c="4"/>'dehllloorw'</text:p>
      <text:p text:style-name="Standard">ok</text:p>
      <text:p text:style-name="Standard">Trying:</text:p>
      <text:p text:style-name="Standard"><text:s text:c="4"/>sortStr('goodbye')</text:p>
      <text:p text:style-name="Standard">Expecting:</text:p>
      <text:p text:style-name="Standard"><text:s text:c="4"/>'bdegooy'</text:p>
      <text:p text:style-name="Standard">ok</text:p>
      <text:p text:style-name="Standard">Trying:</text:p>
      <text:p text:style-name="Standard"><text:s text:c="4"/>sortStr('racecar')</text:p>
      <text:p text:style-name="Standard">Expecting:</text:p>
      <text:p text:style-name="Standard"><text:s text:c="4"/>'aaccerr'</text:p>
      <text:p text:style-name="Standard">ok</text:p>
      <text:p text:style-name="Standard">Trying:</text:p>
      <text:p text:style-name="Standard"><text:s text:c="4"/>sortStr('')</text:p>
      <text:p text:style-name="Standard">Expecting:</text:p>
      <text:p text:style-name="Standard"><text:soft-page-break/><text:s text:c="4"/>''</text:p>
      <text:p text:style-name="Standard">ok</text:p>
      <text:p text:style-name="Standard">Trying:</text:p>
      <text:p text:style-name="Standard"><text:s text:c="4"/>sortStr('cat')</text:p>
      <text:p text:style-name="Standard">Expecting:</text:p>
      <text:p text:style-name="Standard"><text:s text:c="4"/>'act'</text:p>
      <text:p text:style-name="Standard">ok</text:p>
      <text:p text:style-name="Standard">Trying:</text:p>
      <text:p text:style-name="Standard"><text:s text:c="4"/>sortStr('alsdhgfohiwoejrhwkejfhiswhfiwuef')</text:p>
      <text:p text:style-name="Standard">Expecting:</text:p>
      <text:p text:style-name="Standard"><text:s text:c="4"/>'adeeeffffghhhhhiiijjkloorssuwwww'</text:p>
      <text:p text:style-name="Standard">ok</text:p>
      <text:p text:style-name="Standard">Trying:</text:p>
      <text:p text:style-name="Standard"><text:s text:c="4"/>sortStr('hellogoodbyeeveryone')</text:p>
      <text:p text:style-name="Standard">Expecting:</text:p>
      <text:p text:style-name="Standard"><text:s text:c="4"/>'bdeeeeeghllnoooorvyy'</text:p>
      <text:p text:style-name="Standard">ok</text:p>
      <text:p text:style-name="Standard">Trying:</text:p>
      <text:p text:style-name="Standard"><text:s text:c="4"/>sortStr('zzzxxyyyypppjsjsmnmnmnmn')</text:p>
      <text:p text:style-name="Standard">Expecting:</text:p>
      <text:p text:style-name="Standard"><text:s text:c="4"/>'jjmmmmnnnnpppssxxyyyyzzz'</text:p>
      <text:p text:style-name="Standard">ok</text:p>
      <text:p text:style-name="Standard">Trying:</text:p>
      <text:p text:style-name="Standard"><text:s text:c="4"/>sortStr('9876543210')</text:p>
      <text:p text:style-name="Standard">Expecting:</text:p>
      <text:p text:style-name="Standard"><text:s text:c="4"/>'0123456789'</text:p>
      <text:p text:style-name="Standard">ok</text:p>
      <text:p text:style-name="Standard">Trying:</text:p>
      <text:p text:style-name="Standard"><text:s text:c="4"/>sortStr('*&amp;;&lt;/:^%"&gt;[]-$= #,@!')</text:p>
      <text:p text:style-name="Standard">Expecting:</text:p>
      <text:p text:style-name="Standard"><text:s text:c="4"/>' !"#$%&amp;*,-/:;&lt;=&gt;@[]^'</text:p>
      <text:p text:style-name="Standard">ok</text:p>
      <text:p text:style-name="Standard">Trying:</text:p>
      <text:p text:style-name="Standard"><text:s text:c="4"/>sortStr('!@#$%^&amp;*0987654321')</text:p>
      <text:p text:style-name="Standard">Expecting:</text:p>
      <text:p text:style-name="Standard"><text:s text:c="4"/>'!#$%&amp;*0123456789@^'</text:p>
      <text:p text:style-name="Standard">ok</text:p>
      <text:p text:style-name="Standard">Trying:</text:p>
      <text:p text:style-name="Standard"><text:s text:c="4"/>sortStr('ZXCVBNMASDFqwertyuiopasdfghjklzxcvbnmGHJKLQWERTYUIOP')</text:p>
      <text:p text:style-name="Standard">Expecting:</text:p>
      <text:p text:style-name="Standard"><text:s text:c="4"/>'ABCDEFGHIJKLMNOPQRSTUVWXYZabcdefghijklmnopqrstuvwxyz'</text:p>
      <text:p text:style-name="Standard">ok</text:p>
      <text:p text:style-name="Standard">Trying:</text:p>
      <text:p text:style-name="Standard"><text:s text:c="4"/>sortStr2('helloeoruuivdworlkd sidoaepkmkjfla')</text:p>
      <text:p text:style-name="Standard">Expecting:</text:p>
      <text:p text:style-name="Standard"><text:s text:c="4"/>' aadddeeefhiijkkkllllmooooprrsuuvw'</text:p>
      <text:p text:style-name="Standard">ok</text:p>
      <text:p text:style-name="Standard">Trying:</text:p>
      <text:p text:style-name="Standard"><text:s text:c="4"/>sortStr2('helloworld')</text:p>
      <text:p text:style-name="Standard">Expecting:</text:p>
      <text:p text:style-name="Standard"><text:s text:c="4"/>'dehllloorw'</text:p>
      <text:p text:style-name="Standard">ok</text:p>
      <text:p text:style-name="Standard"><text:soft-page-break/>Trying:</text:p>
      <text:p text:style-name="Standard"><text:s text:c="4"/>sortStr2('goodbye')</text:p>
      <text:p text:style-name="Standard">Expecting:</text:p>
      <text:p text:style-name="Standard"><text:s text:c="4"/>'bdegooy'</text:p>
      <text:p text:style-name="Standard">ok</text:p>
      <text:p text:style-name="Standard">Trying:</text:p>
      <text:p text:style-name="Standard"><text:s text:c="4"/>sortStr2('racecar')</text:p>
      <text:p text:style-name="Standard">Expecting:</text:p>
      <text:p text:style-name="Standard"><text:s text:c="4"/>'aaccerr'</text:p>
      <text:p text:style-name="Standard">ok</text:p>
      <text:p text:style-name="Standard">Trying:</text:p>
      <text:p text:style-name="Standard"><text:s text:c="4"/>sortStr2(''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sortStr2('cat')</text:p>
      <text:p text:style-name="Standard">Expecting:</text:p>
      <text:p text:style-name="Standard"><text:s text:c="4"/>'act'</text:p>
      <text:p text:style-name="Standard">ok</text:p>
      <text:p text:style-name="Standard">Trying:</text:p>
      <text:p text:style-name="Standard"><text:s text:c="4"/>sortStr2('alsdhgfohiwoejrhwkejfhiswhfiwuef')</text:p>
      <text:p text:style-name="Standard">Expecting:</text:p>
      <text:p text:style-name="Standard"><text:s text:c="4"/>'adeeeffffghhhhhiiijjkloorssuwwww'</text:p>
      <text:p text:style-name="Standard">ok</text:p>
      <text:p text:style-name="Standard">Trying:</text:p>
      <text:p text:style-name="Standard"><text:s text:c="4"/>sortStr2('hellogoodbyeeveryone')</text:p>
      <text:p text:style-name="Standard">Expecting:</text:p>
      <text:p text:style-name="Standard"><text:s text:c="4"/>'bdeeeeeghllnoooorvyy'</text:p>
      <text:p text:style-name="Standard">ok</text:p>
      <text:p text:style-name="Standard">Trying:</text:p>
      <text:p text:style-name="Standard"><text:s text:c="4"/>sortStr2('zzzxxyyyypppjsjsmnmnmnmn')</text:p>
      <text:p text:style-name="Standard">Expecting:</text:p>
      <text:p text:style-name="Standard"><text:s text:c="4"/>'jjmmmmnnnnpppssxxyyyyzzz'</text:p>
      <text:p text:style-name="Standard">ok</text:p>
      <text:p text:style-name="Standard">Trying:</text:p>
      <text:p text:style-name="Standard"><text:s text:c="4"/>sortStr2('9876543210')</text:p>
      <text:p text:style-name="Standard">Expecting:</text:p>
      <text:p text:style-name="Standard"><text:s text:c="4"/>'0123456789'</text:p>
      <text:p text:style-name="Standard">ok</text:p>
      <text:p text:style-name="Standard">Trying:</text:p>
      <text:p text:style-name="Standard"><text:s text:c="4"/>sortStr2('*&amp;;&lt;/:^%"&gt;[]-$= #,@!')</text:p>
      <text:p text:style-name="Standard">Expecting:</text:p>
      <text:p text:style-name="Standard"><text:s text:c="4"/>' !"#$%&amp;*,-/:;&lt;=&gt;@[]^'</text:p>
      <text:p text:style-name="Standard">ok</text:p>
      <text:p text:style-name="Standard">Trying:</text:p>
      <text:p text:style-name="Standard"><text:s text:c="4"/>sortStr2('!@#$%^&amp;*0987654321')</text:p>
      <text:p text:style-name="Standard">Expecting:</text:p>
      <text:p text:style-name="Standard"><text:s text:c="4"/>'!#$%&amp;*0123456789@^'</text:p>
      <text:p text:style-name="Standard">ok</text:p>
      <text:p text:style-name="Standard">Trying:</text:p>
      <text:p text:style-name="Standard"><text:s text:c="4"/>sortStr2('ZXCVBNMASDFqwertyuiopasdfghjklzxcvbnmGHJKLQWERTYUIOP')</text:p>
      <text:p text:style-name="Standard"><text:soft-page-break/>Expecting:</text:p>
      <text:p text:style-name="Standard"><text:s text:c="4"/>'ABCDEFGHIJKLMNOPQRSTUVWXYZabcdefghijklmnopqrstuvwxyz'</text:p>
      <text:p text:style-name="Standard">ok</text:p>
      <text:p text:style-name="Standard">Trying:</text:p>
      <text:p text:style-name="Standard"><text:s text:c="4"/>str2int('-1000092')</text:p>
      <text:p text:style-name="Standard">Expecting:</text:p>
      <text:p text:style-name="Standard"><text:s text:c="4"/>-1000092</text:p>
      <text:p text:style-name="Standard">ok</text:p>
      <text:p text:style-name="Standard">Trying:</text:p>
      <text:p text:style-name="Standard"><text:s text:c="4"/>str2int('-100')</text:p>
      <text:p text:style-name="Standard">Expecting:</text:p>
      <text:p text:style-name="Standard"><text:s text:c="4"/>-100</text:p>
      <text:p text:style-name="Standard">ok</text:p>
      <text:p text:style-name="Standard">Trying:</text:p>
      <text:p text:style-name="Standard"><text:s text:c="4"/>str2int('10')</text:p>
      <text:p text:style-name="Standard">Expecting:</text:p>
      <text:p text:style-name="Standard"><text:s text:c="4"/>10</text:p>
      <text:p text:style-name="Standard">ok</text:p>
      <text:p text:style-name="Standard">Trying:</text:p>
      <text:p text:style-name="Standard"><text:s text:c="4"/>str2int('47')</text:p>
      <text:p text:style-name="Standard">Expecting:</text:p>
      <text:p text:style-name="Standard"><text:s text:c="4"/>47</text:p>
      <text:p text:style-name="Standard">ok</text:p>
      <text:p text:style-name="Standard">Trying:</text:p>
      <text:p text:style-name="Standard"><text:s text:c="4"/>str2int('7564')</text:p>
      <text:p text:style-name="Standard">Expecting:</text:p>
      <text:p text:style-name="Standard"><text:s text:c="4"/>7564</text:p>
      <text:p text:style-name="Standard">ok</text:p>
      <text:p text:style-name="Standard">Trying:</text:p>
      <text:p text:style-name="Standard"><text:s text:c="4"/>str2int('0')</text:p>
      <text:p text:style-name="Standard">Expecting:</text:p>
      <text:p text:style-name="Standard"><text:s text:c="4"/>0</text:p>
      <text:p text:style-name="Standard">ok</text:p>
      <text:p text:style-name="Standard">Trying:</text:p>
      <text:p text:style-name="Standard"><text:s text:c="4"/>str2int('-1')</text:p>
      <text:p text:style-name="Standard">Expecting:</text:p>
      <text:p text:style-name="Standard"><text:s text:c="4"/>-1</text:p>
      <text:p text:style-name="Standard">ok</text:p>
      <text:p text:style-name="Standard">Trying:</text:p>
      <text:p text:style-name="Standard"><text:s text:c="4"/>string2list ('hello')</text:p>
      <text:p text:style-name="Standard">Expecting:</text:p>
      <text:p text:style-name="Standard"><text:s text:c="4"/>['h', 'e', 'l', 'l', 'o']</text:p>
      <text:p text:style-name="Standard">ok</text:p>
      <text:p text:style-name="Standard">Trying:</text:p>
      <text:p text:style-name="Standard"><text:s text:c="4"/>string2list ('bye')</text:p>
      <text:p text:style-name="Standard">Expecting:</text:p>
      <text:p text:style-name="Standard"><text:s text:c="4"/>['b', 'y', 'e']</text:p>
      <text:p text:style-name="Standard">ok</text:p>
      <text:p text:style-name="Standard">Trying:</text:p>
      <text:p text:style-name="Standard"><text:s text:c="4"/>string2list ('puppy')</text:p>
      <text:p text:style-name="Standard">Expecting:</text:p>
      <text:p text:style-name="Standard"><text:s text:c="4"/>['p', 'u', 'p', 'p', 'y']</text:p>
      <text:p text:style-name="Standard"><text:soft-page-break/>ok</text:p>
      <text:p text:style-name="Standard">Trying:</text:p>
      <text:p text:style-name="Standard"><text:s text:c="4"/>string2list ('string')</text:p>
      <text:p text:style-name="Standard">Expecting:</text:p>
      <text:p text:style-name="Standard"><text:s text:c="4"/>['s', 't', 'r', 'i', 'n', 'g']</text:p>
      <text:p text:style-name="Standard">ok</text:p>
      <text:p text:style-name="Standard">Trying:</text:p>
      <text:p text:style-name="Standard"><text:s text:c="4"/>string2list ('')</text:p>
      <text:p text:style-name="Standard">Expecting:</text:p>
      <text:p text:style-name="Standard"><text:s text:c="4"/>[]</text:p>
      <text:p text:style-name="Standard">ok</text:p>
      <text:p text:style-name="Standard">Trying:</text:p>
      <text:p text:style-name="Standard"><text:s text:c="4"/>substring('cat', 0, 3)</text:p>
      <text:p text:style-name="Standard">Expecting:</text:p>
      <text:p text:style-name="Standard"><text:s text:c="4"/>'cat'</text:p>
      <text:p text:style-name="Standard">ok</text:p>
      <text:p text:style-name="Standard">Trying:</text:p>
      <text:p text:style-name="Standard"><text:s text:c="4"/>substring('hello', 0, 2)</text:p>
      <text:p text:style-name="Standard">Expecting:</text:p>
      <text:p text:style-name="Standard"><text:s text:c="4"/>'he'</text:p>
      <text:p text:style-name="Standard">ok</text:p>
      <text:p text:style-name="Standard">Trying:</text:p>
      <text:p text:style-name="Standard"><text:s text:c="4"/>substring('mississippi', 3, 8)</text:p>
      <text:p text:style-name="Standard">Expecting:</text:p>
      <text:p text:style-name="Standard"><text:s text:c="4"/>'sissi'</text:p>
      <text:p text:style-name="Standard">ok</text:p>
      <text:p text:style-name="Standard">Trying:</text:p>
      <text:p text:style-name="Standard"><text:s text:c="4"/>substring('puppy', 1, 5)</text:p>
      <text:p text:style-name="Standard">Expecting:</text:p>
      <text:p text:style-name="Standard"><text:s text:c="4"/>'uppy'</text:p>
      <text:p text:style-name="Standard">ok</text:p>
      <text:p text:style-name="Standard">Trying:</text:p>
      <text:p text:style-name="Standard"><text:s text:c="4"/>substring('jack and jill', 0, -1)</text:p>
      <text:p text:style-name="Standard">Expecting:</text:p>
      <text:p text:style-name="Standard"><text:s text:c="4"/>''</text:p>
      <text:p text:style-name="Standard">ok</text:p>
      <text:p text:style-name="Standard">Trying:</text:p>
      <text:p text:style-name="Standard"><text:s text:c="4"/>substring('shoes', -1, 0)</text:p>
      <text:p text:style-name="Standard">Expecting:</text:p>
      <text:p text:style-name="Standard"><text:s text:c="4"/>''</text:p>
      <text:p text:style-name="Standard">ok</text:p>
      <text:p text:style-name="Standard">1 items had no tests:</text:p>
      <text:p text:style-name="Standard"><text:s text:c="4"/>__main__</text:p>
      <text:p text:style-name="Standard">13 items passed all tests:</text:p>
      <text:p text:style-name="Standard"><text:s text:c="3"/>6 tests in __main__.insert</text:p>
      <text:p text:style-name="Standard"><text:s text:c="3"/>7 tests in __main__.int2str</text:p>
      <text:p text:style-name="Standard"><text:s text:c="3"/>5 tests in __main__.lastOccur</text:p>
      <text:p text:style-name="Standard"><text:s text:c="3"/>5 tests in __main__.lastOccurMostFreqChar</text:p>
      <text:p text:style-name="Standard"><text:s text:c="3"/>5 tests in __main__.list2string</text:p>
      <text:p text:style-name="Standard"><text:s text:c="3"/>5 tests in __main__.numOccur</text:p>
      <text:p text:style-name="Standard"><text:s text:c="3"/>6 tests in __main__.repeatStr</text:p>
      <text:p text:style-name="Standard"><text:s text:c="3"/>7 tests in __main__.replace</text:p>
      <text:p text:style-name="Standard"><text:soft-page-break/><text:s text:c="2"/>13 tests in __main__.sortStr</text:p>
      <text:p text:style-name="Standard"><text:s text:c="2"/>13 tests in __main__.sortStr2</text:p>
      <text:p text:style-name="Standard"><text:s text:c="3"/>7 tests in __main__.str2int</text:p>
      <text:p text:style-name="Standard"><text:s text:c="3"/>5 tests in __main__.string2list</text:p>
      <text:p text:style-name="Standard"><text:s text:c="3"/>6 tests in __main__.substring</text:p>
      <text:p text:style-name="Standard">90 tests in 14 items.</text:p>
      <text:p text:style-name="Standard">90 passed and 0 failed.</text:p>
      <text:p text:style-name="Standard">Test passed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yla Shaver</meta:initial-creator>
    <meta:creation-date>2013-04-15T17:19:12</meta:creation-date>
    <dc:date>2013-04-15T17:20:43</dc:date>
    <dc:creator>Cayla Shaver</dc:creator>
    <meta:editing-duration>P0D</meta:editing-duration>
    <meta:editing-cycles>1</meta:editing-cycles>
    <meta:document-statistic meta:table-count="0" meta:image-count="0" meta:object-count="0" meta:page-count="10" meta:paragraph-count="473" meta:word-count="645" meta:character-count="6590" meta:non-whitespace-character-count="5187"/>
    <meta:generator>LibreOffice/3.5$Linux_X86_64 LibreOffice_project/350m1$Build-2</meta:generator>
  </office:meta>
</office:document-meta>
</file>